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style:font-name="Calibri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695b25" officeooo:paragraph-rsid="0007aebb" fo:background-color="#ff0000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664ac5" officeooo:paragraph-rsid="0007aeb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695b25" officeooo:paragraph-rsid="0007aeb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Liberation Serif" fo:font-size="10pt" fo:font-weight="normal" officeooo:rsid="00664ac5" officeooo:paragraph-rsid="0007aebb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alibri"/>
    </style:style>
    <style:style style:name="P7" style:family="paragraph" style:parent-style-name="Standard">
      <style:text-properties style:font-name="Calibri" officeooo:rsid="000937f2" officeooo:paragraph-rsid="000937f2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font-name="Calibri"/>
    </style:style>
    <style:style style:name="T2" style:family="text">
      <style:text-properties style:font-name="Calibri" fo:background-color="#ffff00" loext:char-shading-value="0"/>
    </style:style>
    <style:style style:name="T3" style:family="text">
      <style:text-properties style:font-name="Calibri" fo:background-color="#ffff00" loext:char-shading-value="0"/>
    </style:style>
    <style:style style:name="T4" style:family="text">
      <style:text-properties officeooo:rsid="006bd408"/>
    </style:style>
    <style:style style:name="T5" style:family="text">
      <style:text-properties officeooo:rsid="006cd858"/>
    </style:style>
    <style:style style:name="T6" style:family="text">
      <style:text-properties officeooo:rsid="006e5639"/>
    </style:style>
    <style:style style:name="T7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10521</text:p>
      <text:p text:style-name="P3"/>
      <text:p text:style-name="P4"># analyse données Shi&amp;Lo, Cancer Discovery 2014</text:p>
      <text:p text:style-name="P4">44 patients traitéEs Vému</text:p>
      <text:p text:style-name="P4"><text:span text:style-name="T7">~21 avec WES de Normal Tissue, B(s)&amp;DP(s)</text:span> </text:p>
      <text:p text:style-name="P2">→ <text:span text:style-name="T4">chercher autre</text:span><text:span text:style-name="T5">s travaux/</text:span><text:span text:style-name="T6">données</text:span></text:p>
      <text:h text:style-name="P1" text:outline-level="2"/>
      <text:h text:style-name="P1" text:outline-level="2">Supplementary Data</text:h>
      <text:p text:style-name="Text_20_body"><text:span text:style-name="Strong_20_Emphasis"><text:span text:style-name="T1">Files in this Data Supplement:</text:span></text:span></text:p>
      <text:list xml:id="list2831994889" text:style-name="L1">
        <text:list-item>
          <text:p text:style-name="P9"><text:a xlink:type="simple" xlink:href="https://cancerdiscovery.aacrjournals.org/highwire/filestream/36144/field_highwire_adjunct_files/1/supp_figs.pdf" text:style-name="Internet_20_link" text:visited-style-name="Visited_20_Internet_20_Link"><text:span text:style-name="T1">Supplementary Figures</text:span></text:a><text:span text:style-name="T1"> - PDF file 6308K, This includes all supplementary figures except S2 and contains additional clinical data, sequence and copy number analysis as well as immunohistochemical and functional studies </text:span></text:p>
        </text:list-item>
        <text:list-item>
          <text:p text:style-name="P9"><text:a xlink:type="simple" xlink:href="https://cancerdiscovery.aacrjournals.org/highwire/filestream/36144/field_highwire_adjunct_files/0/supp_fig_s2.pdf" text:style-name="Internet_20_link" text:visited-style-name="Visited_20_Internet_20_Link"><text:span text:style-name="T1">Supplementary Figure S2</text:span></text:a><text:span text:style-name="T1"> - PDF file 8842K, Supplementary Figure S2 contains Sanger re-sequencing to estimate the specificity of WES </text:span></text:p>
        </text:list-item>
        <text:list-item>
          <text:p text:style-name="P9"><text:a xlink:type="simple" xlink:href="https://cancerdiscovery.aacrjournals.org/highwire/filestream/36144/field_highwire_adjunct_files/2/supp_table_s1.pdf" text:style-name="Internet_20_link" text:visited-style-name="Visited_20_Internet_20_Link"><text:span text:style-name="T3">Supplementary Table S1</text:span></text:a><text:span text:style-name="T3"> - PDF file 89K, Clinical characteristics of patients and their responses to BRAF inhibitors </text:span></text:p>
        </text:list-item>
        <text:list-item>
          <text:p text:style-name="P9"><text:a xlink:type="simple" xlink:href="https://cancerdiscovery.aacrjournals.org/highwire/filestream/36144/field_highwire_adjunct_files/3/supp_table_s2.pdf" text:style-name="Internet_20_link" text:visited-style-name="Visited_20_Internet_20_Link"><text:span text:style-name="T3">Supplementary Table S2</text:span></text:a><text:span text:style-name="T3"> - PDF file 175K, Catalogue of mechanisms and pathways analyzed and their results </text:span></text:p>
        </text:list-item>
        <text:list-item>
          <text:p text:style-name="P9"><text:a xlink:type="simple" xlink:href="https://cancerdiscovery.aacrjournals.org/highwire/filestream/36144/field_highwire_adjunct_files/4/supp_table_s3.pdf" text:style-name="Internet_20_link" text:visited-style-name="Visited_20_Internet_20_Link"><text:span text:style-name="T1">Supplementary Table S3</text:span></text:a><text:span text:style-name="T1"> - XLSX file 16K, WES data characteristics including library construction, total reads, base coverage, capture specificity </text:span></text:p>
        </text:list-item>
        <text:list-item>
          <text:p text:style-name="P9"><text:a xlink:type="simple" xlink:href="https://cancerdiscovery.aacrjournals.org/highwire/filestream/36144/field_highwire_adjunct_files/5/supp_table_s4.pdf" text:style-name="Internet_20_link" text:visited-style-name="Visited_20_Internet_20_Link"><text:span text:style-name="T1">Supplementary Table S4</text:span></text:a><text:span text:style-name="T1"> - XLS file 56K, List of called variants re-sequenced by Sanger, their gene identities, protein sequences, and the primers used for Sanger sequencing </text:span></text:p>
        </text:list-item>
        <text:list-item>
          <text:p text:style-name="P9"><text:a xlink:type="simple" xlink:href="https://cancerdiscovery.aacrjournals.org/highwire/filestream/36144/field_highwire_adjunct_files/6/supp_table_s5.pdf" text:style-name="Internet_20_link" text:visited-style-name="Visited_20_Internet_20_Link"><text:span text:style-name="T1">Supplementary Table S5</text:span></text:a><text:span text:style-name="T1"> - XLSX file 12K, Accounting of frequencies of detecting core resistance pathway mechanisms </text:span></text:p>
        </text:list-item>
        <text:list-item>
          <text:p text:style-name="P8"><text:a xlink:type="simple" xlink:href="https://cancerdiscovery.aacrjournals.org/highwire/filestream/36144/field_highwire_adjunct_files/7/supp_table_s6.pdf" text:style-name="Internet_20_link" text:visited-style-name="Visited_20_Internet_20_Link"><text:span text:style-name="T1">Supplementary Table S6</text:span></text:a><text:span text:style-name="T1"> - XLSX file 12K, DP-specific genetic variants in the PI3K-PTEN-AKT pathway and their gene IDs, conservation predictions as well as allelic frequencies in normal, baseline and DP tissues as called by distinct pipelines </text:span></text:p>
        </text:list-item>
      </text:list>
      <text:p text:style-name="P6"/>
      <text:p text:style-name="P7">rem : don’t be able to find back all WES da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1T12:00:02.547000000</meta:creation-date>
    <dc:date>2021-06-01T16:34:58.614000000</dc:date>
    <meta:editing-duration>PT2M48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6" meta:word-count="228" meta:character-count="1493" meta:non-whitespace-character-count="1280"/>
  </office:meta>
</office:document-meta>
</file>